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1745" officeooo:paragraph-rsid="00091745"/>
    </style:style>
    <style:style style:name="P2" style:family="paragraph" style:parent-style-name="Standard">
      <style:text-properties officeooo:rsid="00091745" officeooo:paragraph-rsid="000c13d1"/>
    </style:style>
    <style:style style:name="P3" style:family="paragraph" style:parent-style-name="Standard">
      <style:text-properties style:text-position="0% 100%" officeooo:rsid="00091745" officeooo:paragraph-rsid="00091745"/>
    </style:style>
    <style:style style:name="P4" style:family="paragraph" style:parent-style-name="Standard">
      <style:text-properties style:text-position="0% 100%" officeooo:rsid="000a4b24" officeooo:paragraph-rsid="000a4b24"/>
    </style:style>
    <style:style style:name="P5" style:family="paragraph" style:parent-style-name="Standard">
      <style:text-properties style:text-position="0% 100%" officeooo:rsid="000b0ade" officeooo:paragraph-rsid="000b0ade"/>
    </style:style>
    <style:style style:name="P6" style:family="paragraph" style:parent-style-name="Standard">
      <style:text-properties style:text-position="0% 100%" officeooo:rsid="000c0a35" officeooo:paragraph-rsid="000c0a35"/>
    </style:style>
    <style:style style:name="P7" style:family="paragraph" style:parent-style-name="Standard">
      <style:text-properties style:text-position="0% 100%" officeooo:rsid="000c0a35" officeooo:paragraph-rsid="000c13d1"/>
    </style:style>
    <style:style style:name="P8" style:family="paragraph" style:parent-style-name="Standard">
      <style:text-properties style:text-position="0% 100%" officeooo:rsid="000c13d1" officeooo:paragraph-rsid="000c13d1"/>
    </style:style>
    <style:style style:name="P9" style:family="paragraph" style:parent-style-name="Standard">
      <style:text-properties style:text-position="0% 100%" officeooo:rsid="000d6d96" officeooo:paragraph-rsid="000d6d96"/>
    </style:style>
    <style:style style:name="T1" style:family="text">
      <style:text-properties style:text-position="sub 58%"/>
    </style:style>
    <style:style style:name="T2" style:family="text">
      <style:text-properties style:text-position="0% 100%"/>
    </style:style>
    <style:style style:name="T3" style:family="text">
      <style:text-properties style:text-position="super 58%"/>
    </style:style>
    <style:style style:name="T4" style:family="text">
      <style:text-properties officeooo:rsid="000a4b24"/>
    </style:style>
    <style:style style:name="T5" style:family="text">
      <style:text-properties officeooo:rsid="000b0ade"/>
    </style:style>
    <style:style style:name="T6" style:family="text">
      <style:text-properties officeooo:rsid="000c0a35"/>
    </style:style>
    <style:style style:name="T7" style:family="text">
      <style:text-properties officeooo:rsid="000c13d1"/>
    </style:style>
    <style:style style:name="T8" style:family="text">
      <style:text-properties officeooo:rsid="000d6d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ola y bienvenido de nuevo, durante el curso hemos resuelto ecuaciones lineales y cuadráticas, bien pues en realidad hay una razón para darle tan importante énfasis en estos dos tipos de expresiones algebraicas, pero por supuesto que es posible encontrarse con e<text:span text:style-name="T7">xpresiones algebraicas</text:span> de grados más grandes, entonces primeramente vamos a hacer un recordatorio rápido de algunos conceptos pero por supuesto recuerda que al ser un curso en linea, puedes repasar cuantas veces quieras lo temas que desees, bien entonces el primer concepto es el de polinomio.</text:p>
      <text:p text:style-name="P2"><text:span text:style-name="T7">U</text:span>n polinomio de grado <text:s/>n en una variable x es una expresión de la forma p(x)=a<text:span text:style-name="T1">n</text:span><text:span text:style-name="T2">x</text:span><text:span text:style-name="T3">n</text:span><text:span text:style-name="T2">+a</text:span><text:span text:style-name="T1">n-1</text:span><text:span text:style-name="T2">x</text:span><text:span text:style-name="T3">n-1</text:span><text:span text:style-name="T2">+...+a</text:span><text:span text:style-name="T1">2</text:span><text:span text:style-name="T2">x</text:span><text:span text:style-name="T3">2</text:span><text:span text:style-name="T2">+a</text:span><text:span text:style-name="T1">1</text:span><text:span text:style-name="T2">x+a</text:span><text:span text:style-name="T1">0</text:span></text:p>
      <text:p text:style-name="P1"><text:span text:style-name="T1"/></text:p>
      <text:p text:style-name="P3">con a<text:span text:style-name="T1">0</text:span> distinto de 0 </text:p>
      <text:p text:style-name="P3">y <text:span text:style-name="T4">se llama</text:span> cero de un polinomio; raíz, o también se le suele llamar solución, <text:span text:style-name="T4">a los números r, ya sean reales o complejos, que al sustituir x por ese valor, el polinomio sea igual a cero esto se expresa así </text:span></text:p>
      <text:p text:style-name="P3"/>
      <text:p text:style-name="P3"><text:tab/><text:tab/><text:tab/><text:tab/><text:tab/><text:tab/><text:span text:style-name="T4">p(r)=0</text:span></text:p>
      <text:p text:style-name="P4">pues bien sabemos como encontrar <text:span text:style-name="T7">raíces</text:span> de ecuaciones lineales y <text:span text:style-name="T7">cuadráticas</text:span>, pero de polinomios de grado mayor no siempre es <text:span text:style-name="T7">fácil</text:span>, los ceros si existen pero no siempre son racionales o ni siquiera reales, pueden ser complejos, por su puesto <text:span text:style-name="T7">podríamos</text:span> intentar adivinar que numero hace nuestra <text:span text:style-name="T7">expresión</text:span> igual a cero pero esto obviamente, es poco practico y no nos sirve, entonces primeramente d<text:span text:style-name="T7">é</text:span>monos cuenta de que existe una relación entre el cero r de un polinomio p(x) y el resultado de dividir el polinomio p(x) por x-r <text:span text:style-name="T7">veamos lo</text:span> con este ejemplo, </text:p>
      <text:p text:style-name="P4"/>
      <text:p text:style-name="P4"><text:tab/><text:tab/><text:tab/>p(x)=3x<text:span text:style-name="T3">3</text:span>-5x<text:span text:style-name="T3">2</text:span>+3x-10 entre x-1 <text:s/>= 3x<text:span text:style-name="T3">2</text:span>-2x+1+(-9/x-1) el residuo es -9, <text:span text:style-name="T7">ahora</text:span> si tomamos p(<text:span text:style-name="T7">1</text:span>)=3(1)<text:span text:style-name="T3">3</text:span>-5(1)<text:span text:style-name="T3">2</text:span><text:span text:style-name="T5">+3(1)-10=-9, coinciden el residuo de la división y el valor de p(1), este resultado no es una coincidencia de hecho se trata de un teorema llamado el teorema del residuo</text:span></text:p>
      <text:p text:style-name="P4"/>
      <text:p text:style-name="P5">si p(x) es un polinomio y r e<text:span text:style-name="T7">s</text:span> un número real o complejo. El residuo al dividir p(x) <text:span text:style-name="T7">entre</text:span> x-r e<text:span text:style-name="T7">s</text:span> p(r)</text:p>
      <text:p text:style-name="P5"/>
      <text:p text:style-name="P5">esto se demuestra muy fácilmente, de la siguiente manera</text:p>
      <text:p text:style-name="P5"/>
      <text:p text:style-name="P5">al dividir p(x)/x-r se tiene </text:p>
      <text:p text:style-name="P5"/>
      <text:p text:style-name="P5"><text:tab/><text:tab/><text:tab/><text:tab/><text:tab/>p(x)/x-r=C(x)+(R(x)/x-r)</text:p>
      <text:p text:style-name="P5">donde C(x) es el cociente y R(x) es el residuo</text:p>
      <text:p text:style-name="P5">si lo multiplicamos por x-r podemos escribir la ecuación equivalente</text:p>
      <text:p text:style-name="P5"><text:tab/><text:tab/><text:tab/><text:tab/><text:tab/>p(x)=(x-r)C(x)+R(x)</text:p>
      <text:p text:style-name="P5">ahora si lo piensan el residuo debe ser de grado menor que x-r cuyo grado es uno, por lo tanto el residuo debe ser constante no debe tener ninguna variable. Por lo que <text:span text:style-name="T8">tendríamos</text:span></text:p>
      <text:p text:style-name="P5"><text:tab/><text:tab/><text:tab/><text:tab/><text:tab/>p(x)=(x-r)C(x)+R</text:p>
      <text:p text:style-name="P5">y ahora si evaluamos p(x) en el valor de r se tiene </text:p>
      <text:p text:style-name="P5"><text:tab/><text:tab/><text:tab/><text:tab/><text:tab/>p(r)=(r-r)C(r)+R</text:p>
      <text:p text:style-name="P5"><text:tab/><text:tab/><text:tab/><text:tab/><text:tab/>p(r)=(0)C(r)+R</text:p>
      <text:p text:style-name="P5"><text:tab/><text:tab/><text:tab/><text:tab/><text:tab/>p(r)=R</text:p>
      <text:p text:style-name="P5"/>
      <text:p text:style-name="P6">para concluir la clase demostraremos otro teorema llamado teorema del factor, que dice: si p(x) es un polinomio y r un número real o complejo, entonces p(r)= 0 si y solo si x-r es un factor de p(x)</text:p>
      <text:p text:style-name="P6"/>
      <text:p text:style-name="P6">para estas demostraciones donde se esta diciendo si y solo si, tenemos que demostrar primero hacia un lado y luego hacia el otro, es un poco <text:span text:style-name="T7">difícil</text:span> de explicar sin querer entrar en detalles de logica, pero <text:s/>primero asumiremos que p(r)=0 y demostraremos que x-r es un factor de p(x).</text:p>
      <text:p text:style-name="P6"><text:soft-page-break/>tenemos que </text:p>
      <text:p text:style-name="P6"><text:tab/><text:tab/><text:tab/><text:tab/><text:tab/>p(x)=(x-r)C(x)+p(r)</text:p>
      <text:p text:style-name="P6">esto lo sacamos del teorema anterior que ya quedo demo<text:span text:style-name="T7">s</text:span>trado y que por lo tanto podemos estar seguros que es verdad, ahora sabemos que p(r)=0, por lo que </text:p>
      <text:p text:style-name="P6"><text:tab/><text:tab/><text:tab/><text:tab/><text:tab/><text:tab/>p(x)=(x-r)C(x)</text:p>
      <text:p text:style-name="P6">y ya demostramos que x-r es factor de p(x), ahora demostraremos hacia el otro sentido suponemos que x-r es un factor de p(x) y necesitamos demostrar que p(r)=0 <text:span text:style-name="T7">entonces tenemos</text:span></text:p>
      <text:p text:style-name="P6"/>
      <text:p text:style-name="P7"><text:tab/><text:tab/><text:tab/><text:tab/><text:tab/>p(x)=(x-r)C(x)</text:p>
      <text:p text:style-name="P8">para algún polinomio C(x) y para cualquier x, por lo que si x=r</text:p>
      <text:p text:style-name="P8"><text:tab/><text:tab/><text:tab/><text:tab/><text:tab/><text:span text:style-name="T6">p(</text:span>r<text:span text:style-name="T6">)=(</text:span>r<text:span text:style-name="T6">-r)C(x)</text:span>=0</text:p>
      <text:p text:style-name="P8"/>
      <text:p text:style-name="P8">que es lo importante de esto, porque deberían interesarnos estos teoremas ?, <text:span text:style-name="T8">bueno porque de este modo, podemos separar una expresión algebraica en un productos de polinomios, veamos lo con un ejemplo, </text:span></text:p>
      <text:p text:style-name="P9">p(x)=3x<text:span text:style-name="T3">3</text:span>-5x<text:span text:style-name="T3">2</text:span>+3x-10 si lo evaluamos en x=2 p(x)=0 por lo tanto x-2 es un factor de p(x), y si efectuamos la división, </text:p>
      <text:p text:style-name="P9"><text:tab/><text:tab/><text:tab/><text:tab/><text:tab/> 3x<text:span text:style-name="T3">3</text:span>-5x<text:span text:style-name="T3">2</text:span>+3x-10/x-2=3x<text:span text:style-name="T3">2</text:span>+x+5</text:p>
      <text:p text:style-name="P9"/>
      <text:p text:style-name="P9">por lo que podemos expresar </text:p>
      <text:p text:style-name="P9"><text:tab/><text:tab/><text:tab/><text:tab/><text:tab/> 3x<text:span text:style-name="T3">3</text:span>-5x<text:span text:style-name="T3">2</text:span>+3x-10=(x-2)(3x<text:span text:style-name="T3">2</text:span>+x+5)</text:p>
      <text:p text:style-name="P9">y haciendo esto tenemos una ecuación cuadrática de las que tanto hemos trabajado.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21:02:44.698000000</meta:creation-date>
    <dc:date>2019-07-12T22:05:21.868000000</dc:date>
    <meta:editing-duration>PT5M45S</meta:editing-duration>
    <meta:editing-cycles>1</meta:editing-cycles>
    <meta:document-statistic meta:table-count="0" meta:image-count="0" meta:object-count="0" meta:page-count="2" meta:paragraph-count="36" meta:word-count="631" meta:character-count="3847" meta:non-whitespace-character-count="3166"/>
    <meta:generator>LibreOffice/6.1.1.2$Windows_X86_64 LibreOffice_project/5d19a1bfa650b796764388cd8b33a5af1f5baa1b</meta:generator>
  </office:meta>
</office:document-meta>
</file>